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35.35mm"/>
    </style:style>
    <style:style style:name="co4" style:family="table-column">
      <style:table-column-properties fo:break-before="auto" style:column-width="17.57mm"/>
    </style:style>
    <style:style style:name="co5" style:family="table-column">
      <style:table-column-properties fo:break-before="auto" style:column-width="24.34mm"/>
    </style:style>
    <style:style style:name="co6" style:family="table-column">
      <style:table-column-properties fo:break-before="auto" style:column-width="18.82mm"/>
    </style:style>
    <style:style style:name="co7" style:family="table-column">
      <style:table-column-properties fo:break-before="auto" style:column-width="17.99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7.2mm" fo:break-before="auto" style:use-optimal-row-height="true"/>
    </style:style>
    <style:style style:name="ro3" style:family="table-row">
      <style:table-row-properties style:row-height="5.08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2" style:family="table" style:master-page-name="PageStyle_5f_Obresti">
      <style:table-properties table:display="true" style:writing-mode="lr-tb"/>
    </style:style>
    <style:style style:name="ta3" style:family="table" style:master-page-name="PageStyle_5f_Barva">
      <style:table-properties table:display="true" style:writing-mode="lr-tb"/>
    </style:style>
    <style:style style:name="ta4" style:family="table" style:master-page-name="PageStyle_5f_Padavine">
      <style:table-properties table:display="true" style:writing-mode="lr-tb"/>
    </style:style>
    <style:style style:name="ta5" style:family="table" style:master-page-name="PageStyle_5f_Prebivalci">
      <style:table-properties table:display="true" style:writing-mode="lr-tb"/>
    </style:style>
    <style:style style:name="ta6" style:family="table" style:master-page-name="PageStyle_5f_Ptice">
      <style:table-properties table:display="true" style:writing-mode="lr-tb"/>
    </style:style>
    <style:style style:name="ta7" style:family="table" style:master-page-name="PageStyle_5f_Skladišč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 </number:text>
      <number:month number:style="long"/>
      <number:text>. </number:text>
      <number:year number:style="long"/>
    </number:date-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2">
      <style:table-cell-properties style:rotation-align="none"/>
      <style:text-properties style:text-position=""/>
    </style:style>
    <style:style style:name="ce13" style:family="table-cell" style:parent-style-name="Default" style:data-style-name="N2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d9d9d9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d9d9d9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ackground-color="#d9d9d9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 style:data-style-name="N3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2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2">
      <style:table-cell-properties style:rotation-align="none"/>
    </style:style>
    <style:style style:name="ce5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d9d9d9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kladišče" table:style-name="ta7">
        <office:forms form:automatic-focus="false" form:apply-design-mode="false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8" office:value-type="string" calcext:value-type="string" table:number-columns-spanned="4" table:number-rows-spanned="1">
            <text:p>Stanje v skladišču</text:p>
          </table:table-cell>
          <table:covered-table-cell table:number-columns-repeated="3" table:style-name="ce43"/>
          <table:table-cell table:style-name="ce52"/>
          <table:table-cell table:number-columns-repeated="1018"/>
        </table:table-row>
        <table:table-row table:style-name="ro1">
          <table:table-cell/>
          <table:table-cell table:style-name="ce39"/>
          <table:table-cell table:style-name="ce44" office:value-type="string" calcext:value-type="string">
            <text:p>Datum:</text:p>
          </table:table-cell>
          <table:table-cell table:style-name="ce48" table:formula="of:=TODAY()" office:value-type="date" office:date-value="2020-02-10" calcext:value-type="date" table:number-columns-spanned="2" table:number-rows-spanned="1">
            <text:p>10. 02. 2020</text:p>
          </table:table-cell>
          <table:covered-table-cell table:style-name="ce48"/>
          <table:table-cell table:number-columns-repeated="1019"/>
        </table:table-row>
        <table:table-row table:style-name="ro1">
          <table:table-cell/>
          <table:table-cell table:style-name="ce40" office:value-type="string" calcext:value-type="string">
            <text:p>Proizvod</text:p>
          </table:table-cell>
          <table:table-cell table:style-name="ce45" office:value-type="string" calcext:value-type="string">
            <text:p>Količina</text:p>
          </table:table-cell>
          <table:table-cell table:style-name="ce49" office:value-type="string" calcext:value-type="string">
            <text:p>Cena</text:p>
          </table:table-cell>
          <table:table-cell table:style-name="ce49" office:value-type="string" calcext:value-type="string">
            <text:p>Vrednost</text:p>
          </table:table-cell>
          <table:table-cell table:number-columns-repeated="1019"/>
        </table:table-row>
        <table:table-row table:style-name="ro1">
          <table:table-cell/>
          <table:table-cell table:style-name="ce41" office:value-type="string" calcext:value-type="string">
            <text:p>Stol</text:p>
          </table:table-cell>
          <table:table-cell table:style-name="ce46" office:value-type="float" office:value="15" calcext:value-type="float">
            <text:p>15</text:p>
          </table:table-cell>
          <table:table-cell table:style-name="ce50" office:value-type="float" office:value="14.85" calcext:value-type="float">
            <text:p>14,85</text:p>
          </table:table-cell>
          <table:table-cell table:style-name="ce50" table:formula="of:=[.C5]*[.D5]" office:value-type="float" office:value="222.75" calcext:value-type="float">
            <text:p>222,75</text:p>
          </table:table-cell>
          <table:table-cell table:number-columns-repeated="1019"/>
        </table:table-row>
        <table:table-row table:style-name="ro1">
          <table:table-cell/>
          <table:table-cell table:style-name="ce41" office:value-type="string" calcext:value-type="string">
            <text:p>Miza</text:p>
          </table:table-cell>
          <table:table-cell table:style-name="ce46" office:value-type="float" office:value="4" calcext:value-type="float">
            <text:p>4</text:p>
          </table:table-cell>
          <table:table-cell table:style-name="ce50" office:value-type="float" office:value="47.3" calcext:value-type="float">
            <text:p>47,30</text:p>
          </table:table-cell>
          <table:table-cell table:style-name="ce50" table:formula="of:=[.C6]*[.D6]" office:value-type="float" office:value="189.2" calcext:value-type="float">
            <text:p>189,20</text:p>
          </table:table-cell>
          <table:table-cell table:number-columns-repeated="1019"/>
        </table:table-row>
        <table:table-row table:style-name="ro1">
          <table:table-cell/>
          <table:table-cell table:style-name="ce41" office:value-type="string" calcext:value-type="string">
            <text:p>Omara A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52.55" calcext:value-type="float">
            <text:p>52,55</text:p>
          </table:table-cell>
          <table:table-cell table:style-name="ce50" table:formula="of:=[.C7]*[.D7]" office:value-type="float" office:value="105.1" calcext:value-type="float">
            <text:p>105,10</text:p>
          </table:table-cell>
          <table:table-cell table:number-columns-repeated="1019"/>
        </table:table-row>
        <table:table-row table:style-name="ro1">
          <table:table-cell/>
          <table:table-cell table:style-name="ce41" office:value-type="string" calcext:value-type="string">
            <text:p>Omara B</text:p>
          </table:table-cell>
          <table:table-cell table:style-name="ce46" office:value-type="float" office:value="6" calcext:value-type="float">
            <text:p>6</text:p>
          </table:table-cell>
          <table:table-cell table:style-name="ce50" office:value-type="float" office:value="27.15" calcext:value-type="float">
            <text:p>27,15</text:p>
          </table:table-cell>
          <table:table-cell table:style-name="ce50" table:formula="of:=[.C8]*[.D8]" office:value-type="float" office:value="162.9" calcext:value-type="float">
            <text:p>162,90</text:p>
          </table:table-cell>
          <table:table-cell table:number-columns-repeated="1019"/>
        </table:table-row>
        <table:table-row table:style-name="ro1">
          <table:table-cell/>
          <table:table-cell table:style-name="ce41" office:value-type="string" calcext:value-type="string">
            <text:p>Omara C</text:p>
          </table:table-cell>
          <table:table-cell table:style-name="ce46" office:value-type="float" office:value="3" calcext:value-type="float">
            <text:p>3</text:p>
          </table:table-cell>
          <table:table-cell table:style-name="ce50" office:value-type="float" office:value="89.9" calcext:value-type="float">
            <text:p>89,90</text:p>
          </table:table-cell>
          <table:table-cell table:style-name="ce50" table:formula="of:=[.C9]*[.D9]" office:value-type="float" office:value="269.7" calcext:value-type="float">
            <text:p>269,70</text:p>
          </table:table-cell>
          <table:table-cell table:number-columns-repeated="1019"/>
        </table:table-row>
        <table:table-row table:style-name="ro1">
          <table:table-cell/>
          <table:table-cell table:style-name="ce41" office:value-type="string" calcext:value-type="string">
            <text:p>Preproga</text:p>
          </table:table-cell>
          <table:table-cell table:style-name="ce46" office:value-type="float" office:value="12" calcext:value-type="float">
            <text:p>12</text:p>
          </table:table-cell>
          <table:table-cell table:style-name="ce50" office:value-type="float" office:value="60" calcext:value-type="float">
            <text:p>60,00</text:p>
          </table:table-cell>
          <table:table-cell table:style-name="ce50" table:formula="of:=[.C10]*[.D10]" office:value-type="float" office:value="720" calcext:value-type="float">
            <text:p>720,00</text:p>
          </table:table-cell>
          <table:table-cell table:number-columns-repeated="1019"/>
        </table:table-row>
        <table:table-row table:style-name="ro4">
          <table:table-cell/>
          <table:table-cell table:style-name="ce42" office:value-type="string" calcext:value-type="string" table:number-columns-spanned="3" table:number-rows-spanned="1">
            <text:p>Skupna vrednost zalog:</text:p>
          </table:table-cell>
          <table:covered-table-cell table:number-columns-repeated="2" table:style-name="ce47"/>
          <table:table-cell table:style-name="ce51" table:formula="of:=SUM([.E5:.E10])" office:value-type="float" office:value="1669.65" calcext:value-type="float">
            <text:p>1669,65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resti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Leto</text:p>
          </table:table-cell>
          <table:table-cell table:style-name="ce15" office:value-type="string" calcext:value-type="string">
            <text:p>Stanje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float" office:value="1972" calcext:value-type="float">
            <text:p>1972</text:p>
          </table:table-cell>
          <table:table-cell table:style-name="ce16" office:value-type="float" office:value="123.43" calcext:value-type="float">
            <text:p>123,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73" calcext:value-type="float">
            <text:p>1973</text:p>
          </table:table-cell>
          <table:table-cell table:style-name="ce17" table:formula="of:=ROUND([.C3]+[.C3]*0.0475; 2)" office:value-type="float" office:value="129.29" calcext:value-type="float">
            <text:p>129,2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74" calcext:value-type="float">
            <text:p>1974</text:p>
          </table:table-cell>
          <table:table-cell table:style-name="ce17" table:formula="of:=ROUND([.C4]+[.C4]*0.0475; 2)" office:value-type="float" office:value="135.43" calcext:value-type="float">
            <text:p>135,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75" calcext:value-type="float">
            <text:p>1975</text:p>
          </table:table-cell>
          <table:table-cell table:style-name="ce17" table:formula="of:=ROUND([.C5]+[.C5]*0.0475; 2)" office:value-type="float" office:value="141.86" calcext:value-type="float">
            <text:p>141,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76" calcext:value-type="float">
            <text:p>1976</text:p>
          </table:table-cell>
          <table:table-cell table:style-name="ce17" table:formula="of:=ROUND([.C6]+[.C6]*0.0475; 2)" office:value-type="float" office:value="148.6" calcext:value-type="float">
            <text:p>148,6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77" calcext:value-type="float">
            <text:p>1977</text:p>
          </table:table-cell>
          <table:table-cell table:style-name="ce17" table:formula="of:=ROUND([.C7]+[.C7]*0.0475; 2)" office:value-type="float" office:value="155.66" calcext:value-type="float">
            <text:p>155,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78" calcext:value-type="float">
            <text:p>1978</text:p>
          </table:table-cell>
          <table:table-cell table:style-name="ce17" table:formula="of:=ROUND([.C8]+[.C8]*0.0475; 2)" office:value-type="float" office:value="163.05" calcext:value-type="float">
            <text:p>163,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79" calcext:value-type="float">
            <text:p>1979</text:p>
          </table:table-cell>
          <table:table-cell table:style-name="ce17" table:formula="of:=ROUND([.C9]+[.C9]*0.0475; 2)" office:value-type="float" office:value="170.79" calcext:value-type="float">
            <text:p>170,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table:style-name="ce17" table:formula="of:=ROUND([.C10]+[.C10]*0.0475; 2)" office:value-type="float" office:value="178.9" calcext:value-type="float">
            <text:p>178,9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81" calcext:value-type="float">
            <text:p>1981</text:p>
          </table:table-cell>
          <table:table-cell table:style-name="ce17" table:formula="of:=ROUND([.C11]+[.C11]*0.0475; 2)" office:value-type="float" office:value="187.4" calcext:value-type="float">
            <text:p>187,4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82" calcext:value-type="float">
            <text:p>1982</text:p>
          </table:table-cell>
          <table:table-cell table:style-name="ce17" table:formula="of:=ROUND([.C12]+[.C12]*0.0475; 2)" office:value-type="float" office:value="196.3" calcext:value-type="float">
            <text:p>196,3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83" calcext:value-type="float">
            <text:p>1983</text:p>
          </table:table-cell>
          <table:table-cell table:style-name="ce17" table:formula="of:=ROUND([.C13]+[.C13]*0.0475; 2)" office:value-type="float" office:value="205.62" calcext:value-type="float">
            <text:p>205,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84" calcext:value-type="float">
            <text:p>1984</text:p>
          </table:table-cell>
          <table:table-cell table:style-name="ce17" table:formula="of:=ROUND([.C14]+[.C14]*0.0475; 2)" office:value-type="float" office:value="215.39" calcext:value-type="float">
            <text:p>215,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 table:style-name="ce17" table:formula="of:=ROUND([.C15]+[.C15]*0.0475; 2)" office:value-type="float" office:value="225.62" calcext:value-type="float">
            <text:p>225,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86" calcext:value-type="float">
            <text:p>1986</text:p>
          </table:table-cell>
          <table:table-cell table:style-name="ce17" table:formula="of:=ROUND([.C16]+[.C16]*0.0475; 2)" office:value-type="float" office:value="236.34" calcext:value-type="float">
            <text:p>236,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87" calcext:value-type="float">
            <text:p>1987</text:p>
          </table:table-cell>
          <table:table-cell table:style-name="ce17" table:formula="of:=ROUND([.C17]+[.C17]*0.0475; 2)" office:value-type="float" office:value="247.57" calcext:value-type="float">
            <text:p>247,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88" calcext:value-type="float">
            <text:p>1988</text:p>
          </table:table-cell>
          <table:table-cell table:style-name="ce17" table:formula="of:=ROUND([.C18]+[.C18]*0.0475; 2)" office:value-type="float" office:value="259.33" calcext:value-type="float">
            <text:p>259,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89" calcext:value-type="float">
            <text:p>1989</text:p>
          </table:table-cell>
          <table:table-cell table:style-name="ce17" table:formula="of:=ROUND([.C19]+[.C19]*0.0475; 2)" office:value-type="float" office:value="271.65" calcext:value-type="float">
            <text:p>271,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table:style-name="ce17" table:formula="of:=ROUND([.C20]+[.C20]*0.0475; 2)" office:value-type="float" office:value="284.55" calcext:value-type="float">
            <text:p>284,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table:style-name="ce17" table:formula="of:=ROUND([.C21]+[.C21]*0.0475; 2)" office:value-type="float" office:value="298.07" calcext:value-type="float">
            <text:p>298,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table:style-name="ce17" table:formula="of:=ROUND([.C22]+[.C22]*0.0475; 2)" office:value-type="float" office:value="312.23" calcext:value-type="float">
            <text:p>312,2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table:style-name="ce17" table:formula="of:=ROUND([.C23]+[.C23]*0.0475; 2)" office:value-type="float" office:value="327.06" calcext:value-type="float">
            <text:p>327,0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table:style-name="ce17" table:formula="of:=ROUND([.C24]+[.C24]*0.0475; 2)" office:value-type="float" office:value="342.6" calcext:value-type="float">
            <text:p>342,6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table:style-name="ce17" table:formula="of:=ROUND([.C25]+[.C25]*0.0475; 2)" office:value-type="float" office:value="358.87" calcext:value-type="float">
            <text:p>358,8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table:style-name="ce17" table:formula="of:=ROUND([.C26]+[.C26]*0.0475; 2)" office:value-type="float" office:value="375.92" calcext:value-type="float">
            <text:p>375,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table:style-name="ce17" table:formula="of:=ROUND([.C27]+[.C27]*0.0475; 2)" office:value-type="float" office:value="393.78" calcext:value-type="float">
            <text:p>393,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table:style-name="ce17" table:formula="of:=ROUND([.C28]+[.C28]*0.0475; 2)" office:value-type="float" office:value="412.48" calcext:value-type="float">
            <text:p>412,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table:style-name="ce17" table:formula="of:=ROUND([.C29]+[.C29]*0.0475; 2)" office:value-type="float" office:value="432.07" calcext:value-type="float">
            <text:p>432,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7" table:formula="of:=ROUND([.C30]+[.C30]*0.0475; 2)" office:value-type="float" office:value="452.59" calcext:value-type="float">
            <text:p>452,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table:style-name="ce17" table:formula="of:=ROUND([.C31]+[.C31]*0.0475; 2)" office:value-type="float" office:value="474.09" calcext:value-type="float">
            <text:p>474,0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table:style-name="ce17" table:formula="of:=ROUND([.C32]+[.C32]*0.0475; 2)" office:value-type="float" office:value="496.61" calcext:value-type="float">
            <text:p>496,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ce17" table:formula="of:=ROUND([.C33]+[.C33]*0.0475; 2)" office:value-type="float" office:value="520.2" calcext:value-type="float">
            <text:p>520,2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table:style-name="ce17" table:formula="of:=ROUND([.C34]+[.C34]*0.0475; 2)" office:value-type="float" office:value="544.91" calcext:value-type="float">
            <text:p>544,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table:style-name="ce17" table:formula="of:=ROUND([.C35]+[.C35]*0.0475; 2)" office:value-type="float" office:value="570.79" calcext:value-type="float">
            <text:p>570,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table:style-name="ce17" table:formula="of:=ROUND([.C36]+[.C36]*0.0475; 2)" office:value-type="float" office:value="597.9" calcext:value-type="float">
            <text:p>597,9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table:style-name="ce17" table:formula="of:=ROUND([.C37]+[.C37]*0.0475; 2)" office:value-type="float" office:value="626.3" calcext:value-type="float">
            <text:p>626,3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table:style-name="ce17" table:formula="of:=ROUND([.C38]+[.C38]*0.0475; 2)" office:value-type="float" office:value="656.05" calcext:value-type="float">
            <text:p>656,0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table:style-name="ce17" table:formula="of:=ROUND([.C39]+[.C39]*0.0475; 2)" office:value-type="float" office:value="687.21" calcext:value-type="float">
            <text:p>687,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table:style-name="ce17" table:formula="of:=ROUND([.C40]+[.C40]*0.0475; 2)" office:value-type="float" office:value="719.85" calcext:value-type="float">
            <text:p>719,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table:style-name="ce17" table:formula="of:=ROUND([.C41]+[.C41]*0.0475; 2)" office:value-type="float" office:value="754.04" calcext:value-type="float">
            <text:p>754,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table:style-name="ce17" table:formula="of:=ROUND([.C42]+[.C42]*0.0475; 2)" office:value-type="float" office:value="789.86" calcext:value-type="float">
            <text:p>789,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table:style-name="ce17" table:formula="of:=ROUND([.C43]+[.C43]*0.0475; 2)" office:value-type="float" office:value="827.38" calcext:value-type="float">
            <text:p>827,3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table:style-name="ce17" table:formula="of:=ROUND([.C44]+[.C44]*0.0475; 2)" office:value-type="float" office:value="866.68" calcext:value-type="float">
            <text:p>866,6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table:style-name="ce17" table:formula="of:=ROUND([.C45]+[.C45]*0.0475; 2)" office:value-type="float" office:value="907.85" calcext:value-type="float">
            <text:p>907,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table:style-name="ce17" table:formula="of:=ROUND([.C46]+[.C46]*0.0475; 2)" office:value-type="float" office:value="950.97" calcext:value-type="float">
            <text:p>950,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table:style-name="ce17" table:formula="of:=ROUND([.C47]+[.C47]*0.0475; 2)" office:value-type="float" office:value="996.14" calcext:value-type="float">
            <text:p>996,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table:style-name="ce17" table:formula="of:=ROUND([.C48]+[.C48]*0.0475; 2)" office:value-type="float" office:value="1043.46" calcext:value-type="float">
            <text:p>1043,4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table:style-name="ce17" table:formula="of:=ROUND([.C49]+[.C49]*0.0475; 2)" office:value-type="float" office:value="1093.02" calcext:value-type="float">
            <text:p>1093,0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style-name="ce17" table:formula="of:=ROUND([.C50]+[.C50]*0.0475; 2)" office:value-type="float" office:value="1144.94" calcext:value-type="float">
            <text:p>1144,94</text:p>
          </table:table-cell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rva" table:style-name="ta3"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Barvanje sobe</text:p>
          </table:table-cell>
          <table:covered-table-cell table:style-name="ce19"/>
          <table:table-cell table:style-name="ce16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Širina sobe</text:p>
          </table:table-cell>
          <table:table-cell table:style-name="ce4" office:value-type="float" office:value="4.15" calcext:value-type="float">
            <text:p>4,15</text:p>
          </table:table-cell>
          <table:table-cell table:style-name="ce16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Dolžina sobe</text:p>
          </table:table-cell>
          <table:table-cell table:style-name="ce4" office:value-type="float" office:value="3.3" calcext:value-type="float">
            <text:p>3,3</text:p>
          </table:table-cell>
          <table:table-cell table:style-name="ce16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Višina sobe</text:p>
          </table:table-cell>
          <table:table-cell table:style-name="ce4" office:value-type="float" office:value="2.65" calcext:value-type="float">
            <text:p>2,65</text:p>
          </table:table-cell>
          <table:table-cell table:style-name="ce16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Količina barve za m²</text:p>
          </table:table-cell>
          <table:table-cell table:style-name="ce4" office:value-type="float" office:value="0.5" calcext:value-type="float">
            <text:p>0,5</text:p>
          </table:table-cell>
          <table:table-cell table:style-name="ce16" office:value-type="string" calcext:value-type="string">
            <text:p>kg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Cena barve za kg</text:p>
          </table:table-cell>
          <table:table-cell table:style-name="ce4" office:value-type="float" office:value="1.1" calcext:value-type="float">
            <text:p>1,1</text:p>
          </table:table-cell>
          <table:table-cell table:style-name="ce16" office:value-type="string" calcext:value-type="string">
            <text:p>€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Površina</text:p>
          </table:table-cell>
          <table:table-cell table:style-name="ce13" table:formula="of:=2*([.C3]*[.C5]+[.C4]*[.C5])" office:value-type="float" office:value="39.485" calcext:value-type="float">
            <text:p>39,49</text:p>
          </table:table-cell>
          <table:table-cell table:style-name="ce16" office:value-type="string" calcext:value-type="string">
            <text:p>m²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Cena barve</text:p>
          </table:table-cell>
          <table:table-cell table:style-name="ce13" table:formula="of:=([.C8]*[.C6])*[.C7]" office:value-type="float" office:value="21.71675" calcext:value-type="float">
            <text:p>21,72</text:p>
          </table:table-cell>
          <table:table-cell table:style-name="ce16" office:value-type="string" calcext:value-type="string">
            <text:p>€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davine" table:style-name="ta4"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Mesec</text:p>
          </table:table-cell>
          <table:table-cell table:style-name="ce22" office:value-type="string" calcext:value-type="string">
            <text:p>jan</text:p>
          </table:table-cell>
          <table:table-cell table:style-name="ce22" office:value-type="string" calcext:value-type="string">
            <text:p>feb</text:p>
          </table:table-cell>
          <table:table-cell table:style-name="ce22" office:value-type="string" calcext:value-type="string">
            <text:p>mar</text:p>
          </table:table-cell>
          <table:table-cell table:style-name="ce22" office:value-type="string" calcext:value-type="string">
            <text:p>apr</text:p>
          </table:table-cell>
          <table:table-cell table:style-name="ce22" office:value-type="string" calcext:value-type="string">
            <text:p>maj</text:p>
          </table:table-cell>
          <table:table-cell table:style-name="ce22" office:value-type="string" calcext:value-type="string">
            <text:p>jun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Padavine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Delež</text:p>
          </table:table-cell>
          <table:table-cell table:style-name="ce23" table:formula="of:=[.C3]/[.$E$10]" office:value-type="percentage" office:value="0.0967741935483871" calcext:value-type="percentage">
            <text:p>9,7%</text:p>
          </table:table-cell>
          <table:table-cell table:style-name="ce23" table:formula="of:=[.D3]/[.$E$10]" office:value-type="percentage" office:value="0.0362903225806452" calcext:value-type="percentage">
            <text:p>3,6%</text:p>
          </table:table-cell>
          <table:table-cell table:style-name="ce23" table:formula="of:=[.E3]/[.$E$10]" office:value-type="percentage" office:value="0.0483870967741936" calcext:value-type="percentage">
            <text:p>4,8%</text:p>
          </table:table-cell>
          <table:table-cell table:style-name="ce23" table:formula="of:=[.F3]/[.$E$10]" office:value-type="percentage" office:value="0.169354838709677" calcext:value-type="percentage">
            <text:p>16,9%</text:p>
          </table:table-cell>
          <table:table-cell table:style-name="ce23" table:formula="of:=[.G3]/[.$E$10]" office:value-type="percentage" office:value="0.129032258064516" calcext:value-type="percentage">
            <text:p>12,9%</text:p>
          </table:table-cell>
          <table:table-cell table:style-name="ce23" table:formula="of:=[.H3]/[.$E$10]" office:value-type="percentage" office:value="0.0282258064516129" calcext:value-type="percentage">
            <text:p>2,8%</text:p>
          </table:table-cell>
          <table:table-cell table:number-columns-repeated="1016"/>
        </table:table-row>
        <table:table-row table:style-name="ro1">
          <table:table-cell/>
          <table:table-cell table:style-name="ce16" table:number-columns-repeated="7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Mesec</text:p>
          </table:table-cell>
          <table:table-cell table:style-name="ce22" office:value-type="string" calcext:value-type="string">
            <text:p>jul</text:p>
          </table:table-cell>
          <table:table-cell table:style-name="ce22" office:value-type="string" calcext:value-type="string">
            <text:p>avg</text:p>
          </table:table-cell>
          <table:table-cell table:style-name="ce22" office:value-type="string" calcext:value-type="string">
            <text:p>sep</text:p>
          </table:table-cell>
          <table:table-cell table:style-name="ce22" office:value-type="string" calcext:value-type="string">
            <text:p>okt</text:p>
          </table:table-cell>
          <table:table-cell table:style-name="ce22" office:value-type="string" calcext:value-type="string">
            <text:p>nov</text:p>
          </table:table-cell>
          <table:table-cell table:style-name="ce22" office:value-type="string" calcext:value-type="string">
            <text:p>dec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Padavine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>
            <text:p>Delež</text:p>
          </table:table-cell>
          <table:table-cell table:style-name="ce23" table:formula="of:=[.C7]/[.$E$10]" office:value-type="percentage" office:value="0.0161290322580645" calcext:value-type="percentage">
            <text:p>1,6%</text:p>
          </table:table-cell>
          <table:table-cell table:style-name="ce23" table:formula="of:=[.D7]/[.$E$10]" office:value-type="percentage" office:value="0.0645161290322581" calcext:value-type="percentage">
            <text:p>6,5%</text:p>
          </table:table-cell>
          <table:table-cell table:style-name="ce23" table:formula="of:=[.E7]/[.$E$10]" office:value-type="percentage" office:value="0.0806451612903226" calcext:value-type="percentage">
            <text:p>8,1%</text:p>
          </table:table-cell>
          <table:table-cell table:style-name="ce23" table:formula="of:=[.F7]/[.$E$10]" office:value-type="percentage" office:value="0.0967741935483871" calcext:value-type="percentage">
            <text:p>9,7%</text:p>
          </table:table-cell>
          <table:table-cell table:style-name="ce23" table:formula="of:=[.G7]/[.$E$10]" office:value-type="percentage" office:value="0.0725806451612903" calcext:value-type="percentage">
            <text:p>7,3%</text:p>
          </table:table-cell>
          <table:table-cell table:style-name="ce23" table:formula="of:=[.H7]/[.$E$10]" office:value-type="percentage" office:value="0.161290322580645" calcext:value-type="percentage">
            <text:p>16,1%</text:p>
          </table:table-cell>
          <table:table-cell table:number-columns-repeated="1016"/>
        </table:table-row>
        <table:table-row table:style-name="ro1">
          <table:table-cell/>
          <table:table-cell table:style-name="ce16" table:number-columns-repeated="7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 table:number-columns-spanned="3" table:number-rows-spanned="1">
            <text:p>Letna količina</text:p>
          </table:table-cell>
          <table:covered-table-cell table:style-name="ce24"/>
          <table:covered-table-cell table:style-name="ce26"/>
          <table:table-cell table:style-name="ce9" table:formula="of:=SUM([.C3:.H3];[.C7:.H7])" office:value-type="float" office:value="1240" calcext:value-type="float">
            <text:p>1240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3" table:number-rows-spanned="1">
            <text:p>Največja mesečna količina</text:p>
          </table:table-cell>
          <table:covered-table-cell table:style-name="ce25"/>
          <table:covered-table-cell table:style-name="ce27"/>
          <table:table-cell table:style-name="ce9" table:formula="of:=MAX([.C3:.H3];[.C7:.H7])" office:value-type="float" office:value="210" calcext:value-type="float">
            <text:p>210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3" table:number-rows-spanned="1">
            <text:p>Najmanjša mesečna količina</text:p>
          </table:table-cell>
          <table:covered-table-cell table:style-name="ce25"/>
          <table:covered-table-cell table:style-name="ce27"/>
          <table:table-cell table:style-name="ce9" table:formula="of:=MIN([.C3:.H3];[.C7:.H7])" office:value-type="float" office:value="20" calcext:value-type="float">
            <text:p>20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3" table:number-rows-spanned="1">
            <text:p>Povprečna mesečna količina</text:p>
          </table:table-cell>
          <table:covered-table-cell table:style-name="ce25"/>
          <table:covered-table-cell table:style-name="ce27"/>
          <table:table-cell table:style-name="ce28" table:formula="of:=[.E10]/12" office:value-type="float" office:value="103.333333333333" calcext:value-type="float">
            <text:p>103,3</text:p>
          </table:table-cell>
          <table:table-cell table:style-name="ce16" table:number-columns-repeated="3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bivalci" table:style-name="ta5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arost</text:p>
          </table:table-cell>
          <table:covered-table-cell table:style-name="ce31"/>
          <table:table-cell table:style-name="ce32" office:value-type="string" calcext:value-type="string">
            <text:p>0–5</text:p>
          </table:table-cell>
          <table:table-cell table:style-name="ce32" office:value-type="string" calcext:value-type="string">
            <text:p>6–10</text:p>
          </table:table-cell>
          <table:table-cell table:style-name="ce32" office:value-type="string" calcext:value-type="string">
            <text:p>11–15</text:p>
          </table:table-cell>
          <table:table-cell table:style-name="ce32" office:value-type="string" calcext:value-type="string">
            <text:p>16–20</text:p>
          </table:table-cell>
          <table:table-cell table:style-name="ce32" office:value-type="string" calcext:value-type="string">
            <text:p>21–30</text:p>
          </table:table-cell>
          <table:table-cell table:style-name="ce32" office:value-type="string" calcext:value-type="string">
            <text:p>31–40</text:p>
          </table:table-cell>
          <table:table-cell table:style-name="ce32" office:value-type="string" calcext:value-type="string">
            <text:p>41–50</text:p>
          </table:table-cell>
          <table:table-cell table:style-name="ce32" office:value-type="string" calcext:value-type="string">
            <text:p>51–60</text:p>
          </table:table-cell>
          <table:table-cell table:style-name="ce32" office:value-type="string" calcext:value-type="string">
            <text:p>61–70</text:p>
          </table:table-cell>
          <table:table-cell table:style-name="ce32" office:value-type="string" calcext:value-type="string">
            <text:p>nad 70</text:p>
          </table:table-cell>
          <table:table-cell table:number-columns-repeated="1011"/>
        </table:table-row>
        <table:table-row table:style-name="ro3">
          <table:table-cell/>
          <table:table-cell table:style-name="ce29" office:value-type="string" calcext:value-type="string" table:number-columns-spanned="1" table:number-rows-spanned="2">
            <text:p>Število preb.</text:p>
          </table:table-cell>
          <table:table-cell table:style-name="ce32" office:value-type="string" calcext:value-type="string">
            <text:p>Moški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/>
          <table:covered-table-cell table:style-name="ce30"/>
          <table:table-cell table:style-name="ce32" office:value-type="string" calcext:value-type="string">
            <text:p>Ženske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/>
          <table:table-cell table:style-name="ce16" table:number-columns-repeated="2"/>
          <table:table-cell table:style-name="ce9" table:formula="of:=IF([.D3]&gt;[.D4]; &quot;M&quot;; &quot;Ž&quot;)" office:value-type="string" office:string-value="Ž" calcext:value-type="string">
            <text:p>Ž</text:p>
          </table:table-cell>
          <table:table-cell table:style-name="ce9" table:formula="of:=IF([.E3]&gt;[.E4]; &quot;M&quot;; &quot;Ž&quot;)" office:value-type="string" office:string-value="Ž" calcext:value-type="string">
            <text:p>Ž</text:p>
          </table:table-cell>
          <table:table-cell table:style-name="ce9" table:formula="of:=IF([.F3]&gt;[.F4]; &quot;M&quot;; &quot;Ž&quot;)" office:value-type="string" office:string-value="Ž" calcext:value-type="string">
            <text:p>Ž</text:p>
          </table:table-cell>
          <table:table-cell table:style-name="ce9" table:formula="of:=IF([.G3]&gt;[.G4]; &quot;M&quot;; &quot;Ž&quot;)" office:value-type="string" office:string-value="M" calcext:value-type="string">
            <text:p>M</text:p>
          </table:table-cell>
          <table:table-cell table:style-name="ce9" table:formula="of:=IF([.H3]&gt;[.H4]; &quot;M&quot;; &quot;Ž&quot;)" office:value-type="string" office:string-value="M" calcext:value-type="string">
            <text:p>M</text:p>
          </table:table-cell>
          <table:table-cell table:style-name="ce9" table:formula="of:=IF([.I3]&gt;[.I4]; &quot;M&quot;; &quot;Ž&quot;)" office:value-type="string" office:string-value="M" calcext:value-type="string">
            <text:p>M</text:p>
          </table:table-cell>
          <table:table-cell table:style-name="ce9" table:formula="of:=IF([.J3]&gt;[.J4]; &quot;M&quot;; &quot;Ž&quot;)" office:value-type="string" office:string-value="Ž" calcext:value-type="string">
            <text:p>Ž</text:p>
          </table:table-cell>
          <table:table-cell table:style-name="ce9" table:formula="of:=IF([.K3]&gt;[.K4]; &quot;M&quot;; &quot;Ž&quot;)" office:value-type="string" office:string-value="Ž" calcext:value-type="string">
            <text:p>Ž</text:p>
          </table:table-cell>
          <table:table-cell table:style-name="ce9" table:formula="of:=IF([.L3]&gt;[.L4]; &quot;M&quot;; &quot;Ž&quot;)" office:value-type="string" office:string-value="M" calcext:value-type="string">
            <text:p>M</text:p>
          </table:table-cell>
          <table:table-cell table:style-name="ce9" table:formula="of:=IF([.M3]&gt;[.M4]; &quot;M&quot;; &quot;Ž&quot;)" office:value-type="string" office:string-value="M" calcext:value-type="string">
            <text:p>M</text:p>
          </table:table-cell>
          <table:table-cell table:number-columns-repeated="101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ice" table:style-name="ta6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Vrsta</text:p>
          </table:table-cell>
          <table:table-cell table:style-name="ce32" office:value-type="string" calcext:value-type="string">
            <text:p>Sinica</text:p>
          </table:table-cell>
          <table:table-cell table:style-name="ce32" office:value-type="string" calcext:value-type="string">
            <text:p>Škorec</text:p>
          </table:table-cell>
          <table:table-cell table:style-name="ce32" office:value-type="string" calcext:value-type="string">
            <text:p>Ščinkavec</text:p>
          </table:table-cell>
          <table:table-cell table:style-name="ce32" office:value-type="string" calcext:value-type="string">
            <text:p>Vrabec</text:p>
          </table:table-cell>
          <table:table-cell table:style-name="ce34" office:value-type="string" calcext:value-type="string">
            <text:p>Postovka</text:p>
          </table:table-cell>
          <table:table-cell table:style-name="ce32" office:value-type="string" calcext:value-type="string">
            <text:p>Skupaj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Število</text:p>
          </table:table-cell>
          <table:table-cell table:style-name="ce9" office:value-type="float" office:value="405" calcext:value-type="float">
            <text:p>405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220" calcext:value-type="float">
            <text:p>220</text:p>
          </table:table-cell>
          <table:table-cell table:style-name="ce35" office:value-type="float" office:value="17" calcext:value-type="float">
            <text:p>17</text:p>
          </table:table-cell>
          <table:table-cell table:style-name="ce9" table:formula="of:=SUM([.C3:.G3])" office:value-type="float" office:value="862" calcext:value-type="float">
            <text:p>86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Delež</text:p>
          </table:table-cell>
          <table:table-cell table:style-name="ce23" table:formula="of:=[.C3]/[.$H$3]" office:value-type="percentage" office:value="0.46983758700696" calcext:value-type="percentage">
            <text:p>47,0%</text:p>
          </table:table-cell>
          <table:table-cell table:style-name="ce23" table:formula="of:=[.D3]/[.$H$3]" office:value-type="percentage" office:value="0.174013921113689" calcext:value-type="percentage">
            <text:p>17,4%</text:p>
          </table:table-cell>
          <table:table-cell table:style-name="ce23" table:formula="of:=[.E3]/[.$H$3]" office:value-type="percentage" office:value="0.0812064965197216" calcext:value-type="percentage">
            <text:p>8,1%</text:p>
          </table:table-cell>
          <table:table-cell table:style-name="ce23" table:formula="of:=[.F3]/[.$H$3]" office:value-type="percentage" office:value="0.255220417633411" calcext:value-type="percentage">
            <text:p>25,5%</text:p>
          </table:table-cell>
          <table:table-cell table:style-name="ce23" table:formula="of:=[.G3]/[.$H$3]" office:value-type="percentage" office:value="0.0197215777262181" calcext:value-type="percentage">
            <text:p>2,0%</text:p>
          </table:table-cell>
          <table:table-cell table:style-name="ce3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Ogroženost</text:p>
          </table:table-cell>
          <table:table-cell table:style-name="ce9" table:formula="of:=IF([.C3]&lt;100; &quot;da&quot;; &quot;ne&quot;)" office:value-type="string" office:string-value="ne" calcext:value-type="string">
            <text:p>ne</text:p>
          </table:table-cell>
          <table:table-cell table:style-name="ce9" table:formula="of:=IF([.D3]&lt;100; &quot;da&quot;; &quot;ne&quot;)" office:value-type="string" office:string-value="ne" calcext:value-type="string">
            <text:p>ne</text:p>
          </table:table-cell>
          <table:table-cell table:style-name="ce9" table:formula="of:=IF([.E3]&lt;100; &quot;da&quot;; &quot;ne&quot;)" office:value-type="string" office:string-value="da" calcext:value-type="string">
            <text:p>da</text:p>
          </table:table-cell>
          <table:table-cell table:style-name="ce9" table:formula="of:=IF([.F3]&lt;100; &quot;da&quot;; &quot;ne&quot;)" office:value-type="string" office:string-value="ne" calcext:value-type="string">
            <text:p>ne</text:p>
          </table:table-cell>
          <table:table-cell table:style-name="ce9" table:formula="of:=IF([.G3]&lt;100; &quot;da&quot;; &quot;ne&quot;)" office:value-type="string" office:string-value="da" calcext:value-type="string">
            <text:p>da</text:p>
          </table:table-cell>
          <table:table-cell table:style-name="ce36"/>
          <table:table-cell table:number-columns-repeated="1016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fill-character> </loext:fill-character>
      <number:text>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0">00.00.0000</text:date>, <text:time style:data-style-name="N2" text:time-value="10:50:34.7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rva" style:display-name="PageStyle_Bar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davine" style:display-name="PageStyle_Padavi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ladišče" style:display-name="PageStyle_Skladišč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resti" style:display-name="PageStyle_Obrest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bivalci" style:display-name="PageStyle_Prebivalc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tice" style:display-name="PageStyle_Pti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meta:creation-date>2020-02-06T15:42:35</meta:creation-date>
    <dc:date>2020-02-10T10:51:07.353000000</dc:date>
    <meta:generator>LibreOffice/5.0.6.3$Windows_x86 LibreOffice_project/490fc03b25318460cfc54456516ea2519c11d1aa</meta:generator>
    <meta:editing-duration>PT1M2S</meta:editing-duration>
    <meta:editing-cycles>2</meta:editing-cycles>
    <meta:document-statistic meta:table-count="6" meta:cell-count="27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